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1.2598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Product_category</text:p>
          </table:table-cell>
        </table:table-row>
        <table:table-row table:style-name="ro1">
          <table:table-cell office:value-type="string" calcext:value-type="string">
            <text:p>Integer(1-1000)</text:p>
          </table:table-cell>
          <table:table-cell table:number-columns-repeated="2" office:value-type="string" calcext:value-type="string">
            <text:p>String(a-z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Beauty Produ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43:37.541430115</meta:creation-date>
    <dc:date>2025-05-07T14:49:56.719056903</dc:date>
    <meta:editing-duration>PT6M21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